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Symbol" svg:font-family="OpenSymbol"/>
    <style:font-face style:name="Times New Roman" svg:font-family="'Times New Roman'"/>
    <style:font-face style:name="Ubuntu Mono" svg:font-family="'Ubuntu Mono', 'Ubuntu Beta Mono A', Consolas, 'Bitstream Vera Sans Mono', 'Courier New', Courier, monospace"/>
    <style:font-face style:name="UbuntuRegular" svg:font-family="UbuntuRegular, Ubuntu, 'Bitstream Vera Sans', 'DejaVu Sans', Tahom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fo:font-variant="normal" fo:text-transform="none" fo:color="#ff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fo:font-variant="normal" fo:text-transform="none" fo:color="#333333" style:font-name="Times New Roman" fo:font-size="14pt" fo:letter-spacing="normal" fo:font-style="normal" fo:font-weight="normal"/>
    </style:style>
    <style:style style:name="P5" style:family="paragraph" style:parent-style-name="Text_20_body" style:list-style-name="L6">
      <style:paragraph-properties fo:margin-left="0in" fo:margin-right="0in" fo:text-indent="0in" style:auto-text-indent="false" fo:padding="0in" fo:border="none"/>
      <style:text-properties fo:font-variant="normal" fo:text-transform="none" fo:color="#333333" style:font-name="Times New Roman" fo:font-size="14pt" fo:letter-spacing="normal" fo:font-style="normal" fo:font-weight="normal"/>
    </style:style>
    <style:style style:name="P6" style:family="paragraph" style:parent-style-name="Text_20_body" style:list-style-name="L6">
      <style:paragraph-properties fo:margin-left="0in" fo:margin-right="0in" fo:text-indent="0in" style:auto-text-indent="false" fo:padding="0in" fo:border="none"/>
      <style:text-properties fo:font-variant="normal" fo:text-transform="none" fo:color="#222222" style:font-name="Ubuntu Mono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7">
      <style:paragraph-properties fo:margin-left="0in" fo:margin-right="0in" fo:margin-top="0in" fo:margin-bottom="0in" fo:line-height="130%" fo:text-align="start" style:justify-single-word="false" fo:text-indent="0in" style:auto-text-indent="false" fo:background-color="transparent" fo:padding="0in" fo:border="none">
        <style:background-image/>
      </style:paragraph-properties>
    </style:style>
    <style:style style:name="P9" style:family="paragraph" style:parent-style-name="Text_20_body" style:list-style-name="L7">
      <style:paragraph-properties fo:margin-left="0in" fo:margin-right="0in" fo:margin-top="0in" fo:margin-bottom="0in" fo:line-height="130%" fo:text-align="start" style:justify-single-word="false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UbuntuRegular" fo:font-size="10.5pt" fo:letter-spacing="normal" fo:font-style="normal" fo:font-weight="normal"/>
    </style:style>
    <style:style style:name="P10" style:family="paragraph" style:parent-style-name="Text_20_body" style:list-style-name="L7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Times New Roman" fo:font-size="14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</style:style>
    <style:style style:name="P12" style:family="paragraph" style:parent-style-name="Text_20_body" style:list-style-name="L1">
      <style:paragraph-properties fo:margin-left="0.0311in" fo:margin-right="0in" fo:text-indent="0in" style:auto-text-indent="false" fo:padding="0in" fo:border="none"/>
    </style:style>
    <style:style style:name="P13" style:family="paragraph" style:parent-style-name="Text_20_body">
      <style:paragraph-properties fo:padding="0in" fo:border="none"/>
    </style:style>
    <style:style style:name="P14" style:family="paragraph" style:parent-style-name="Text_20_body" style:list-style-name="L6">
      <style:paragraph-properties fo:padding="0in" fo:border="none"/>
    </style:style>
    <style:style style:name="P15" style:family="paragraph" style:parent-style-name="Preformatted_20_Text">
      <style:paragraph-properties fo:margin-left="0in" fo:margin-right="0in" fo:text-indent="0in" style:auto-text-indent="false" fo:padding="0in" fo:border="none"/>
      <style:text-properties fo:font-variant="normal" fo:text-transform="none" fo:color="#333333" style:font-name="Times New Roman" fo:font-size="14pt" fo:letter-spacing="normal" fo:font-style="normal" fo:font-weight="normal"/>
    </style:style>
    <style:style style:name="P16" style:family="paragraph" style:parent-style-name="Preformatted_20_Text" style:list-style-name="L6">
      <style:paragraph-properties fo:margin-left="0in" fo:margin-right="0in" fo:text-indent="0in" style:auto-text-indent="false" fo:padding="0in" fo:border="none"/>
      <style:text-properties fo:font-variant="normal" fo:text-transform="none" fo:color="#333333" style:font-name="Times New Roman" fo:font-size="14pt" fo:letter-spacing="normal" fo:font-style="normal" fo:font-weight="normal"/>
    </style:style>
    <style:style style:name="P17" style:family="paragraph" style:parent-style-name="Preformatted_20_Text" style:list-style-name="L5">
      <style:paragraph-properties fo:margin-left="0in" fo:margin-right="0in" fo:margin-top="0in" fo:margin-bottom="0in" fo:line-height="130%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18" style:family="paragraph" style:parent-style-name="Preformatted_20_Text" style:list-style-name="L7">
      <style:paragraph-properties fo:margin-left="0in" fo:margin-right="0in" fo:margin-top="0in" fo:margin-bottom="0in" fo:line-height="130%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19" style:family="paragraph" style:parent-style-name="Preformatted_20_Text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20" style:family="paragraph" style:parent-style-name="Preformatted_20_Text" style:list-style-name="L5">
      <style:paragraph-properties fo:margin-top="0in" fo:margin-bottom="0in" fo:line-height="130%" fo:text-align="start" style:justify-single-word="false" fo:background-color="#eeeeee" fo:padding="0in" fo:border="none">
        <style:background-image/>
      </style:paragraph-properties>
    </style:style>
    <style:style style:name="P21" style:family="paragraph" style:parent-style-name="Preformatted_20_Text" style:list-style-name="L7">
      <style:paragraph-properties fo:margin-top="0in" fo:margin-bottom="0in" fo:line-height="130%" fo:text-align="start" style:justify-single-word="false" fo:background-color="#eeeeee" fo:padding="0in" fo:border="none">
        <style:background-image/>
      </style:paragraph-properties>
    </style:style>
    <style:style style:name="P22" style:family="paragraph" style:parent-style-name="Preformatted_20_Text">
      <style:paragraph-properties fo:margin-top="0in" fo:margin-bottom="0in" style:line-height-at-least="0.1874in" fo:text-align="start" style:justify-single-word="false" fo:background-color="#eeeeee" fo:padding="0in" fo:border="none">
        <style:background-image/>
      </style:paragraph-properties>
    </style:style>
    <style:style style:name="T1" style:family="text">
      <style:text-properties fo:color="#222222" style:font-name="Ubuntu Mono" fo:font-size="10.5pt" fo:background-color="#eeeeee"/>
    </style:style>
    <style:style style:name="T2" style:family="text">
      <style:text-properties fo:color="#222222" style:font-name="Ubuntu Mono" fo:font-size="10.5pt" fo:font-style="normal" fo:background-color="transparent"/>
    </style:style>
    <style:style style:name="T3" style:family="text">
      <style:text-properties fo:font-variant="normal" fo:text-transform="none" fo:color="#333333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333333" style:font-name="Times New Roman" fo:font-size="14pt" fo:letter-spacing="normal" fo:font-style="normal" fo:font-weight="normal" fo:background-color="#f7f7f7"/>
    </style:style>
    <style:style style:name="T5" style:family="text">
      <style:text-properties fo:font-variant="normal" fo:text-transform="none" fo:color="#333333" style:font-name="Arial" fo:font-size="8.25pt" fo:letter-spacing="normal" fo:font-style="normal" fo:font-weight="normal" fo:background-color="#f7f7f7"/>
    </style:style>
    <style:style style:name="T6" style:family="text">
      <style:text-properties fo:font-variant="normal" fo:text-transform="none" fo:color="#333333" style:font-name="UbuntuRegular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UbuntuRegular" fo:font-size="10.5pt" fo:letter-spacing="normal" fo:font-style="normal" fo:font-weight="normal" fo:background-color="#f7f7f7"/>
    </style:style>
    <style:style style:name="T8" style:family="text">
      <style:text-properties fo:font-variant="normal" fo:text-transform="none" fo:color="#333333" style:font-name="UbuntuRegular" fo:font-size="10.5pt" fo:letter-spacing="normal" fo:font-style="normal" fo:font-weight="bold" fo:background-color="transparent"/>
    </style:style>
    <style:style style:name="T9" style:family="text">
      <style:text-properties fo:font-variant="normal" fo:text-transform="none" fo:color="#222222" style:font-name="Ubuntu Mono" fo:font-size="10.5pt" fo:letter-spacing="normal" fo:font-style="normal" fo:font-weight="normal" fo:background-color="#eeeeee"/>
    </style:style>
    <style:style style:name="T10" style:family="text">
      <style:text-properties fo:font-style="normal"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6252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6252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ác bước chi tiết:</text:p>
      <text:list xml:id="list10382537371" text:style-name="L1">
        <text:list-item>
          <text:p text:style-name="P7"><text:span text:style-name="T3">Open Terminal <text:s/></text:span><text:span text:style-name="User_20_Entry"><text:span text:style-name="T5">CTRL</text:span></text:span><text:span text:style-name="T6">+</text:span><text:span text:style-name="User_20_Entry"><text:span text:style-name="T5">ALT</text:span></text:span><text:span text:style-name="T6">+</text:span><text:span text:style-name="User_20_Entry"><text:span text:style-name="T5">T <text:s text:c="3"/></text:span></text:span><text:span text:style-name="User_20_Entry"><text:span text:style-name="T4">(dùng DASH)</text:span></text:span></text:p>
        </text:list-item>
        <text:list-item>
          <text:p text:style-name="P12"><text:span text:style-name="User_20_Entry"><text:span text:style-name="T4">Thực hiên các lệnh</text:span></text:span></text:p>
          <text:p text:style-name="P7"><text:span text:style-name="User_20_Entry"><text:span text:style-name="T4"/></text:span></text:p>
        </text:list-item>
      </text:list>
      <text:list xml:id="list1028914311" text:style-name="L5">
        <text:list-header>
          <text:p text:style-name="P17"><text:span text:style-name="Source_20_Text"><text:span text:style-name="T9">sudo apt-get update</text:span></text:span></text:p>
          <text:p text:style-name="P20"><text:span text:style-name="Source_20_Text"><text:span text:style-name="T9">sudo apt-get install openjdk-7-jdk</text:span></text:span></text:p>
          <text:p text:style-name="P20"><text:span text:style-name="Source_20_Text"><text:span text:style-name="T9">sudo apt-get install openjdk-7-jre</text:span></text:span></text:p>
          <text:p text:style-name="P20"><text:span text:style-name="Source_20_Text"><text:span text:style-name="T9">sudo apt-get install ia32-libs</text:span></text:span><text:span text:style-name="User_20_Entry"><text:span text:style-name="T4"> <text:s text:c="9"/></text:span></text:span></text:p>
        </text:list-header>
      </text:list>
      <text:p text:style-name="P4"/>
      <text:list xml:id="list487720892" text:style-name="L6">
        <text:list-item>
          <text:p text:style-name="P5">Tải và cài đặt Android ADT bundle:</text:p>
          <text:p text:style-name="P14"><text:span text:style-name="User_20_Entry"><text:span text:style-name="T4">adt-bundle-linux-x86_64-20140321.zip</text:span></text:span></text:p>
        </text:list-item>
      </text:list>
      <text:p text:style-name="P13"><text:span text:style-name="User_20_Entry"><text:span text:style-name="T4">- <text:s text:c="7"/></text:span></text:span><text:span text:style-name="User_20_Entry"><text:span text:style-name="T7">Install the Android ADT bundle:</text:span></text:span></text:p>
      <text:list xml:id="list564984560" text:style-name="L7">
        <text:list-item>
          <text:list>
            <text:list-item>
              <text:p text:style-name="P8"><text:span text:style-name="T6">Open the </text:span><text:span text:style-name="Source_20_Text"><text:span text:style-name="T9">.zip</text:span></text:span><text:span text:style-name="T6"> file you've just downloaded</text:span></text:p>
            </text:list-item>
            <text:list-item>
              <text:p text:style-name="P9">Extract all files to a directory, for example:</text:p>
              <text:p text:style-name="P18"><text:span text:style-name="Source_20_Text"><text:span text:style-name="T9">~/ADT</text:span></text:span></text:p>
              <text:p text:style-name="P9">After extraction this directory should contain 2 other directories:</text:p>
              <text:p text:style-name="P18"><text:span text:style-name="Source_20_Text"><text:span text:style-name="T9">~/ADT/eclipse</text:span></text:span></text:p>
              <text:p text:style-name="P21"><text:span text:style-name="Source_20_Text"><text:span text:style-name="T9">~/ADT/sdk</text:span></text:span></text:p>
            </text:list-item>
          </text:list>
        </text:list-item>
      </text:list>
      <text:p text:style-name="Text_20_body"><text:span text:style-name="User_20_Entry"><text:span text:style-name="T4"/></text:span></text:p>
      <text:list xml:id="list2177360361" text:continue-list="list487720892" text:style-name="L6">
        <text:list-item>
          <text:p text:style-name="P5">Cài đặt <text:s/>Android ADT bundle</text:p>
        </text:list-item>
      </text:list>
      <text:p text:style-name="P4"><text:s text:c="10"/>+ <text:s/>Tìm file .zip và giải nén vào một thư mục, ví dụ:</text:p>
      <text:list xml:id="list805956785" text:continue-list="list564984560" text:style-name="L7">
        <text:list-item>
          <text:list>
            <text:list-header>
              <text:p text:style-name="P18"><text:span text:style-name="Source_20_Text"><text:span text:style-name="T9">~/ADT</text:span></text:span></text:p>
              <text:p text:style-name="P9">Sau khi giải nén thư mục này chứa 3 thư mục con như sau:</text:p>
              <text:p text:style-name="P9"/>
              <text:p text:style-name="P18"><text:span text:style-name="Source_20_Text"><text:span text:style-name="T9">~/ADT/eclipse</text:span></text:span></text:p>
              <text:p text:style-name="P21"><text:span text:style-name="Source_20_Text"><text:span text:style-name="T9">~/ADT/sdk</text:span></text:span></text:p>
            </text:list-header>
          </text:list>
          <text:p text:style-name="P10"/>
        </text:list-item>
      </text:list>
      <text:list xml:id="list367891625" text:continue-list="list2177360361" text:style-name="L6">
        <text:list-item>
          <text:p text:style-name="P5">Tạo tập tin profile để ghi nhớ đường dẫn PATH</text:p>
        </text:list-item>
      </text:list>
      <text:p text:style-name="P15"><text:span text:style-name="Source_20_Text"><text:span text:style-name="T1"><text:s text:c="8"/>sudo gedit ~/.profile</text:span></text:span></text:p>
      <text:list xml:id="list566268565" text:continue-numbering="true" text:style-name="L6">
        <text:list-item>
          <text:p text:style-name="P5">Ghi các dòng sau</text:p>
          <text:p text:style-name="P16"><text:span text:style-name="Source_20_Text"><text:span text:style-name="T1"><text:s text:c="7"/>PATH="$HOME/ADT/sdk/tools:$PATH"</text:span></text:span></text:p>
          <text:p text:style-name="P16"><text:span text:style-name="Source_20_Text"><text:span text:style-name="T1"><text:s text:c="7"/>PATH="$HOME/ADT/sdk/platform-tools:$PATH"</text:span></text:span></text:p>
          <text:p text:style-name="P16"><text:span text:style-name="Source_20_Text"><text:span text:style-name="T1"/></text:span></text:p>
        </text:list-item>
        <text:list-item>
          <text:p text:style-name="P5">Ấn nút ghi (save) </text:p>
        </text:list-item>
        <text:list-item>
          <text:p text:style-name="P5">Tạo shortcut để chạy adt <text:s/>trong DASH:</text:p>
          <text:p text:style-name="P6"><text:soft-page-break/><text:s text:c="7"/>sudo gedit /usr/share/applications/adt.desktop</text:p>
        </text:list-item>
      </text:list>
      <text:p text:style-name="P4"><text:span text:style-name="Emphasis"><text:span text:style-name="T2"/></text:span></text:p>
      <text:list xml:id="list643682588" text:continue-numbering="true" text:style-name="L6">
        <text:list-item>
          <text:p text:style-name="P5"><text:span text:style-name="Emphasis"><text:span text:style-name="T10">Ghi các dòng sau</text:span></text:span></text:p>
        </text:list-item>
      </text:list>
      <text:p text:style-name="P19"><text:span text:style-name="Source_20_Text"><text:span text:style-name="T9">[Desktop Entry]</text:span></text:span></text:p>
      <text:p text:style-name="P22"><text:span text:style-name="Source_20_Text"><text:span text:style-name="T9">Version=1.0</text:span></text:span></text:p>
      <text:p text:style-name="P22"><text:span text:style-name="Source_20_Text"><text:span text:style-name="T9">Name=Android ADT</text:span></text:span></text:p>
      <text:p text:style-name="P22"><text:span text:style-name="Source_20_Text"><text:span text:style-name="T9">Comment=Launch the Android ADT</text:span></text:span></text:p>
      <text:p text:style-name="P22"><text:span text:style-name="Source_20_Text"><text:span text:style-name="T9">Exec=/home/username/ADT/eclipse/eclipse</text:span></text:span></text:p>
      <text:p text:style-name="P22"><text:span text:style-name="Source_20_Text"><text:span text:style-name="T9">Icon=/home/username/ADT/eclipse/icon.xpm</text:span></text:span></text:p>
      <text:p text:style-name="P22"><text:span text:style-name="Source_20_Text"><text:span text:style-name="T9">Terminal=false</text:span></text:span></text:p>
      <text:p text:style-name="P22"><text:span text:style-name="Source_20_Text"><text:span text:style-name="T9">Type=Application</text:span></text:span></text:p>
      <text:p text:style-name="P22"><text:span text:style-name="Source_20_Text"><text:span text:style-name="T9">Categories=Development;IDE;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8">Ghi chú: </text:span></text:span><text:span text:style-name="T6">Thay thế </text:span><text:span text:style-name="Source_20_Text"><text:span text:style-name="T9">username <text:s/>bằng tên đăng nhập của bạn</text:span></text:span><text:span text:style-name="T6">. Có thể xem bằng cách xem </text:span><text:span text:style-name="Source_20_Text"><text:span text:style-name="T9">whoami </text:span></text:span><text:span text:style-name="T6"><text:s/>trong terminal.</text:span><text:span text:style-name="T3"> </text:span></text:p>
      <text:list xml:id="list1376516951" text:continue-numbering="true" text:style-name="L6">
        <text:list-item>
          <text:p text:style-name="P5">Ấn nút ghi (save)</text:p>
        </text:list-item>
        <text:list-item>
          <text:p text:style-name="P5">Trong terminal thực hiện</text:p>
          <text:p text:style-name="P16"><text:span text:style-name="Source_20_Text"><text:span text:style-name="T1"><text:s text:c="6"/>sudo chmod +x /usr/share/applications/adt.desktop</text:span></text:span></text:p>
        </text:list-item>
        <text:list-item>
          <text:p text:style-name="P16"><text:span text:style-name="Source_20_Text"><text:span text:style-name="T1">sudo chmod -R 777 /home/tnguyen/ADT/</text:span></text:span></text:p>
        </text:list-item>
      </text:list>
      <text:p text:style-name="P15"><text:span text:style-name="Source_20_Text"><text:span text:style-name="T1"/></text:span></text:p>
      <text:p text:style-name="P15"><text:span text:style-name="Source_20_Text"><text:span text:style-name="T1">Run AV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OpenSymbol" svg:font-family="OpenSymbol"/>
    <style:font-face style:name="Times New Roman" svg:font-family="'Times New Roman'"/>
    <style:font-face style:name="Ubuntu Mono" svg:font-family="'Ubuntu Mono', 'Ubuntu Beta Mono A', Consolas, 'Bitstream Vera Sans Mono', 'Courier New', Courier, monospace"/>
    <style:font-face style:name="UbuntuRegular" svg:font-family="UbuntuRegular, Ubuntu, 'Bitstream Vera Sans', 'DejaVu Sans', Tahom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WenQuanYi Micro Hei" style:font-name-complex="Lohit Hind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WenQuanYi Micro Hei" style:font-name-complex="Lohit Hindi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10:53:54</dc:date>
    <meta:generator>LibreOffice/3.5$Linux_X86_64 LibreOffice_project/350m1$Build-2</meta:generator>
    <dc:creator>tnguyen </dc:creator>
    <meta:document-statistic meta:table-count="0" meta:image-count="0" meta:object-count="0" meta:page-count="2" meta:paragraph-count="46" meta:word-count="213" meta:character-count="1440" meta:non-whitespace-character-count="1219"/>
  </office:meta>
</office:document-meta>
</file>